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Maxime,</text:p>
      <text:p text:style-name="Normal">v tento krásný den lásky bych ti chtěla poslat své srdečné přání, protože sdílíme něco velmi speciálního - keltské znamení Modřín, které nás spojuje nejen jsme-li daleko od sebe. Jako Modříny jsme silní, odolní a zároveň schopni přinášet krásu a harmónii všude, kde se ocitneme. Tvoje štědré srdce a neochvějná síla inspirovaná archandělem Michaelem, andělem strážným, jsou pro svět nesmírně důležité. Stejně jako ty, i já se cítím zavázána využívat svou sílu a odvahu ke změně k lepšímu.</text:p>
      <text:p text:style-name="Normal">Tento Valentin je příležitostí oslavit nejen lásku v jejích různých podobách, ale také vzájemné porozumění a sdílení, které mezi námi panuje díky našemu společnému keltskému znamení. Přeji ti, abys vždy nalezal pravdu a spravedlnost na své cestě a abychom společně mohli vytrvale kráčet cestou, která je před námi, neohroženě čelit výzvám a vždy nalézat krásu ve světě kolem nás. S láskou a obdivem tohoto dne i všech dní, které přijdou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